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15.18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as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2]" office:value-type="currency" office:currency="AUD" office:value="15.6" calcext:value-type="currency">
            <text:p>$15.60</text:p>
          </table:table-cell>
          <table:table-cell table:formula="of:=([.$M$3]/1000)*([.C2]-[.D2])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3]" office:value-type="currency" office:currency="AUD" office:value="3.9" calcext:value-type="currency">
            <text:p>$3.90</text:p>
          </table:table-cell>
          <table:table-cell table:formula="of:=([.$M$3]/1000)*([.C3]-[.D3])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M3]*[.$N$2]" office:value-type="currency" office:currency="AUD" office:value="12.87" calcext:value-type="currency">
            <text:p>$12.87</text:p>
          </table:table-cell>
          <table:table-cell table:style-name="ce3" table:formula="of:=[.$M3]*[.$O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4]" office:value-type="currency" office:currency="AUD" office:value="9.36" calcext:value-type="currency">
            <text:p>$9.36</text:p>
          </table:table-cell>
          <table:table-cell table:formula="of:=([.$M$3]/1000)*([.C4]-[.D4])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5]" office:value-type="currency" office:currency="AUD" office:value="3.9" calcext:value-type="currency">
            <text:p>$3.90</text:p>
          </table:table-cell>
          <table:table-cell table:formula="of:=([.$M$3]/1000)*([.C5]-[.D5])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6]" office:value-type="currency" office:currency="AUD" office:value="5.46" calcext:value-type="currency">
            <text:p>$5.46</text:p>
          </table:table-cell>
          <table:table-cell table:formula="of:=([.$M$3]/1000)*([.C6]-[.D6])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5930" calcext:value-type="float">
            <text:p>593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7]" office:value-type="currency" office:currency="AUD" office:value="5.265" calcext:value-type="currency">
            <text:p>$5.27</text:p>
          </table:table-cell>
          <table:table-cell table:formula="of:=([.$M$3]/1000)*([.C7]-[.D7])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F:.F])" office:value-type="currency" office:currency="AUD" office:value="115.635" calcext:value-type="currency">
            <text:p>$115.64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8]" office:value-type="currency" office:currency="AUD" office:value="3.9" calcext:value-type="currency">
            <text:p>$3.90</text:p>
          </table:table-cell>
          <table:table-cell table:formula="of:=([.$M$3]/1000)*([.C8]-[.D8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H:.$H])/24) &amp; &quot;d &quot; &amp; MOD(SUM([.$H:.$H]);24) &amp; &quot;h&quot;" office:value-type="string" office:string-value="13d 9h" calcext:value-type="string">
            <text:p>13d 9h</text:p>
          </table:table-cell>
          <table:table-cell table:style-name="ce11"/>
          <table:table-cell table:style-name="ce3"/>
        </table:table-row>
        <table:table-row table:style-name="ro1">
          <table:table-cell office:value-type="string" calcext:value-type="string">
            <text:p>Fin Lights</text:p>
          </table:table-cell>
          <table:table-cell office:value-type="string" calcext:value-type="string">
            <text:p>Right + Lef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9]" office:value-type="currency" office:currency="AUD" office:value="3.9" calcext:value-type="currency">
            <text:p>$3.90</text:p>
          </table:table-cell>
          <table:table-cell table:formula="of:=([.$M$3]/1000)*([.C9]-[.D9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 H</text:p>
          </table:table-cell>
          <table:table-cell table:style-name="ce11" table:formula="of:=SUM([.H:.H])" office:value-type="float" office:value="321" calcext:value-type="float">
            <text:p>321 h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10]" office:value-type="currency" office:currency="AUD" office:value="0" calcext:value-type="currency">
            <text:p>$0.00</text:p>
          </table:table-cell>
          <table:table-cell table:formula="of:=([.$M$3]/1000)*([.C10]-[.D1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1]" office:value-type="currency" office:currency="AUD" office:value="0" calcext:value-type="currency">
            <text:p>$0.00</text:p>
          </table:table-cell>
          <table:table-cell table:formula="of:=([.$M$3]/1000)*([.C11]-[.D11])" office:value-type="currency" office:currency="AUD" office:value="0" calcext:value-type="currency">
            <text:p>$0.00</text:p>
          </table:table-cell>
          <table:table-cell/>
          <table:table-cell table:formula="of:=SUM([.H2:.H9])" office:value-type="float" office:value="159" calcext:value-type="float">
            <text:p>159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2]" office:value-type="currency" office:currency="AUD" office:value="0" calcext:value-type="currency">
            <text:p>$0.00</text:p>
          </table:table-cell>
          <table:table-cell table:formula="of:=([.$M$3]/1000)*([.C12]-[.D1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3]" office:value-type="currency" office:currency="AUD" office:value="0" calcext:value-type="currency">
            <text:p>$0.00</text:p>
          </table:table-cell>
          <table:table-cell table:formula="of:=([.$M$3]/1000)*([.C13]-[.D1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4]" office:value-type="currency" office:currency="AUD" office:value="0" calcext:value-type="currency">
            <text:p>$0.00</text:p>
          </table:table-cell>
          <table:table-cell table:formula="of:=([.$M$3]/1000)*([.C14]-[.D1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1110" calcext:value-type="float">
            <text:p>1110 g</text:p>
          </table:table-cell>
          <table:table-cell office:value-type="float" office:value="690" calcext:value-type="float">
            <text:p>690 g</text:p>
          </table:table-cell>
          <table:table-cell office:value-type="string" calcext:value-type="string">
            <text:p>White</text:p>
          </table:table-cell>
          <table:table-cell table:formula="of:=([.$M$3]/1000)*[.C15]" office:value-type="currency" office:currency="AUD" office:value="21.645" calcext:value-type="currency">
            <text:p>$21.65</text:p>
          </table:table-cell>
          <table:table-cell table:formula="of:=([.$M$3]/1000)*([.C15]-[.D15])" office:value-type="currency" office:currency="AUD" office:value="8.19" calcext:value-type="currency">
            <text:p>$8.19</text:p>
          </table:table-cell>
          <table:table-cell table:formula="of:=(24*2)+15" office:value-type="float" office:value="63" calcext:value-type="float">
            <text:p>63 h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 + Back Restraint + Fin Holders</text:p>
          </table:table-cell>
          <table:table-cell office:value-type="float" office:value="640" calcext:value-type="float">
            <text:p>640 g</text:p>
          </table:table-cell>
          <table:table-cell office:value-type="float" office:value="440" calcext:value-type="float">
            <text:p>440 g</text:p>
          </table:table-cell>
          <table:table-cell office:value-type="string" calcext:value-type="string">
            <text:p>Black</text:p>
          </table:table-cell>
          <table:table-cell table:formula="of:=([.$M$3]/1000)*[.C16]" office:value-type="currency" office:currency="AUD" office:value="12.48" calcext:value-type="currency">
            <text:p>$12.48</text:p>
          </table:table-cell>
          <table:table-cell table:formula="of:=([.$M$3]/1000)*([.C16]-[.D16])" office:value-type="currency" office:currency="AUD" office:value="3.9" calcext:value-type="currency">
            <text:p>$3.90</text:p>
          </table:table-cell>
          <table:table-cell table:formula="of:=24*2" office:value-type="float" office:value="48" calcext:value-type="float">
            <text:p>4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7]" office:value-type="currency" office:currency="AUD" office:value="0" calcext:value-type="currency">
            <text:p>$0.00</text:p>
          </table:table-cell>
          <table:table-cell table:formula="of:=([.$M$3]/1000)*([.C17]-[.D1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8]" office:value-type="currency" office:currency="AUD" office:value="0" calcext:value-type="currency">
            <text:p>$0.00</text:p>
          </table:table-cell>
          <table:table-cell table:formula="of:=([.$M$3]/1000)*([.C18]-[.D18])" office:value-type="currency" office:currency="AUD" office:value="0" calcext:value-type="currency">
            <text:p>$0.00</text:p>
          </table:table-cell>
          <table:table-cell/>
          <table:table-cell table:formula="of:=SUM([.H15:.H17])" office:value-type="float" office:value="111" calcext:value-type="float">
            <text:p>111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9]" office:value-type="currency" office:currency="AUD" office:value="0" calcext:value-type="currency">
            <text:p>$0.00</text:p>
          </table:table-cell>
          <table:table-cell table:formula="of:=([.$M$3]/1000)*([.C19]-[.D1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0]" office:value-type="currency" office:currency="AUD" office:value="0" calcext:value-type="currency">
            <text:p>$0.00</text:p>
          </table:table-cell>
          <table:table-cell table:formula="of:=([.$M$3]/1000)*([.C20]-[.D2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900" calcext:value-type="float">
            <text:p>900 g</text:p>
          </table:table-cell>
          <table:table-cell office:value-type="float" office:value="700" calcext:value-type="float">
            <text:p>700 g</text:p>
          </table:table-cell>
          <table:table-cell office:value-type="string" calcext:value-type="string">
            <text:p>White</text:p>
          </table:table-cell>
          <table:table-cell table:formula="of:=([.$M$3]/1000)*[.C21]" office:value-type="currency" office:currency="AUD" office:value="17.55" calcext:value-type="currency">
            <text:p>$17.55</text:p>
          </table:table-cell>
          <table:table-cell table:formula="of:=([.$M$3]/1000)*([.C21]-[.D21])" office:value-type="currency" office:currency="AUD" office:value="3.9" calcext:value-type="currency">
            <text:p>$3.90</text:p>
          </table:table-cell>
          <table:table-cell office:value-type="float" office:value="28" calcext:value-type="float">
            <text:p>2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22]" office:value-type="currency" office:currency="AUD" office:value="5.265" calcext:value-type="currency">
            <text:p>$5.27</text:p>
          </table:table-cell>
          <table:table-cell table:formula="of:=([.$M$3]/1000)*([.C22]-[.D22])" office:value-type="currency" office:currency="AUD" office:value="5.265" calcext:value-type="currency">
            <text:p>$5.27</text:p>
          </table:table-cell>
          <table:table-cell office:value-type="float" office:value="11" calcext:value-type="float">
            <text:p>11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</text:p>
          </table:table-cell>
          <table:table-cell office:value-type="float" office:value="380" calcext:value-type="float">
            <text:p>380 g</text:p>
          </table:table-cell>
          <table:table-cell office:value-type="float" office:value="330" calcext:value-type="float">
            <text:p>330 g</text:p>
          </table:table-cell>
          <table:table-cell office:value-type="string" calcext:value-type="string">
            <text:p>Black</text:p>
          </table:table-cell>
          <table:table-cell table:formula="of:=([.$M$3]/1000)*[.C23]" office:value-type="currency" office:currency="AUD" office:value="7.41" calcext:value-type="currency">
            <text:p>$7.41</text:p>
          </table:table-cell>
          <table:table-cell table:formula="of:=([.$M$3]/1000)*([.C23]-[.D23])" office:value-type="currency" office:currency="AUD" office:value="0.975" calcext:value-type="currency">
            <text:p>$0.98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Shell Black</text:p>
          </table:table-cell>
          <table:table-cell office:value-type="string" calcext:value-type="string">
            <text:p>Vent Guide + Mask + Maw Top + Top Scale</text:p>
          </table:table-cell>
          <table:table-cell table:number-columns-repeated="3"/>
          <table:table-cell table:formula="of:=([.$M$3]/1000)*[.C24]" office:value-type="currency" office:currency="AUD" office:value="0" calcext:value-type="currency">
            <text:p>$0.00</text:p>
          </table:table-cell>
          <table:table-cell table:formula="of:=([.$M$3]/1000)*([.C24]-[.D2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5]" office:value-type="currency" office:currency="AUD" office:value="0" calcext:value-type="currency">
            <text:p>$0.00</text:p>
          </table:table-cell>
          <table:table-cell table:formula="of:=([.$M$3]/1000)*([.C25]-[.D25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6]" office:value-type="currency" office:currency="AUD" office:value="0" calcext:value-type="currency">
            <text:p>$0.00</text:p>
          </table:table-cell>
          <table:table-cell table:formula="of:=([.$M$3]/1000)*([.C26]-[.D26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7]" office:value-type="currency" office:currency="AUD" office:value="0" calcext:value-type="currency">
            <text:p>$0.00</text:p>
          </table:table-cell>
          <table:table-cell table:formula="of:=([.$M$3]/1000)*([.C27]-[.D2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8]" office:value-type="currency" office:currency="AUD" office:value="0" calcext:value-type="currency">
            <text:p>$0.00</text:p>
          </table:table-cell>
          <table:table-cell table:formula="of:=([.$M$3]/1000)*([.C28]-[.D28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9]" office:value-type="currency" office:currency="AUD" office:value="0" calcext:value-type="currency">
            <text:p>$0.00</text:p>
          </table:table-cell>
          <table:table-cell table:formula="of:=([.$M$3]/1000)*([.C29]-[.D2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0]" office:value-type="currency" office:currency="AUD" office:value="0" calcext:value-type="currency">
            <text:p>$0.00</text:p>
          </table:table-cell>
          <table:table-cell table:formula="of:=([.$M$3]/1000)*([.C30]-[.D3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1]" office:value-type="currency" office:currency="AUD" office:value="0" calcext:value-type="currency">
            <text:p>$0.00</text:p>
          </table:table-cell>
          <table:table-cell table:formula="of:=([.$M$3]/1000)*([.C31]-[.D31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2]" office:value-type="currency" office:currency="AUD" office:value="0" calcext:value-type="currency">
            <text:p>$0.00</text:p>
          </table:table-cell>
          <table:table-cell table:formula="of:=([.$M$3]/1000)*([.C32]-[.D3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3]" office:value-type="currency" office:currency="AUD" office:value="0" calcext:value-type="currency">
            <text:p>$0.00</text:p>
          </table:table-cell>
          <table:table-cell table:formula="of:=([.$M$3]/1000)*([.C33]-[.D3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1:37:23.14044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10-15T02:05:08.776031200</dc:date>
    <meta:editing-duration>PT10H9M18S</meta:editing-duration>
    <meta:editing-cycles>15</meta:editing-cycles>
    <meta:document-statistic meta:table-count="4" meta:cell-count="189" meta:object-count="0"/>
  </office:meta>
</office:document-meta>
</file>